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7.5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ffff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font-name="Arial Narrow" fo:font-size="11pt" style:font-size-asian="11pt" style:font-size-complex="11pt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Arial Narrow" fo:font-size="11pt" style:font-size-asian="11pt" style:font-size-complex="11pt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Major Metro Area</text:p>
          </table:table-cell>
          <table:table-cell table:style-name="ce3" office:value-type="string" calcext:value-type="string">
            <text:p>Population</text:p>
          </table:table-cell>
          <table:table-cell table:style-name="ce5" office:value-type="string" calcext:value-type="string">
            <text:p>Latitude</text:p>
          </table:table-cell>
          <table:table-cell table:style-name="ce5" office:value-type="string" calcext:value-type="string">
            <text:p>Longitude</text:p>
          </table:table-cell>
          <table:table-cell/>
        </table:table-row>
        <table:table-row table:style-name="ro2">
          <table:table-cell table:style-name="ce2" office:value-type="string" calcext:value-type="string">
            <text:p>.<text:span text:style-name="T1">Chattanooga-Cleveland-Dalton, TN-GA CSA</text:span></text:p>
          </table:table-cell>
          <table:table-cell table:style-name="ce3" office:value-type="float" office:value="1004573" calcext:value-type="float">
            <text:p>1004573</text:p>
          </table:table-cell>
          <table:table-cell table:style-name="ce5" office:value-type="float" office:value="35.0456" calcext:value-type="float">
            <text:p>35.0456</text:p>
          </table:table-cell>
          <table:table-cell table:style-name="ce5" office:value-type="float" office:value="-85.3097" calcext:value-type="float">
            <text:p>-85.3097</text:p>
          </table:table-cell>
          <table:table-cell/>
        </table:table-row>
        <table:table-row table:style-name="ro2">
          <table:table-cell table:style-name="ce2" office:value-type="string" calcext:value-type="string">
            <text:p>.<text:span text:style-name="T1">El Paso-Las Cruces, TX-NM CSA</text:span></text:p>
          </table:table-cell>
          <table:table-cell table:style-name="ce3" office:value-type="float" office:value="1062319" calcext:value-type="float">
            <text:p>1062319</text:p>
          </table:table-cell>
          <table:table-cell table:style-name="ce5" office:value-type="float" office:value="31.7619" calcext:value-type="float">
            <text:p>31.7619</text:p>
          </table:table-cell>
          <table:table-cell table:style-name="ce5" office:value-type="float" office:value="-106.485" calcext:value-type="float">
            <text:p>-106.485</text:p>
          </table:table-cell>
          <table:table-cell table:formula="of:=[.D3]-[.D$2]" office:value-type="float" office:value="-21.1753" calcext:value-type="float">
            <text:p>-21.1753</text:p>
          </table:table-cell>
        </table:table-row>
        <table:table-row table:style-name="ro2">
          <table:table-cell table:style-name="ce2" office:value-type="string" calcext:value-type="string">
            <text:p>.<text:span text:style-name="T1">North Port-Sarasota, FL CSA</text:span></text:p>
          </table:table-cell>
          <table:table-cell table:style-name="ce3" office:value-type="float" office:value="1063906" calcext:value-type="float">
            <text:p>1063906</text:p>
          </table:table-cell>
          <table:table-cell table:style-name="ce5" office:value-type="float" office:value="27.3364" calcext:value-type="float">
            <text:p>27.3364</text:p>
          </table:table-cell>
          <table:table-cell table:style-name="ce5" office:value-type="float" office:value="-82.5307" calcext:value-type="float">
            <text:p>-82.5307</text:p>
          </table:table-cell>
          <table:table-cell table:formula="of:=[.D4]-[.D$2]" office:value-type="float" office:value="2.77900000000001" calcext:value-type="float">
            <text:p>2.7790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Dayton-Springfield-Kettering, OH CSA</text:span></text:p>
          </table:table-cell>
          <table:table-cell table:style-name="ce3" office:value-type="float" office:value="1080282" calcext:value-type="float">
            <text:p>1080282</text:p>
          </table:table-cell>
          <table:table-cell table:style-name="ce5" office:value-type="float" office:value="39.7589" calcext:value-type="float">
            <text:p>39.7589</text:p>
          </table:table-cell>
          <table:table-cell table:style-name="ce5" office:value-type="float" office:value="-84.1916" calcext:value-type="float">
            <text:p>-84.1916</text:p>
          </table:table-cell>
          <table:table-cell table:formula="of:=[.D5]-[.D$2]" office:value-type="float" office:value="1.11810000000001" calcext:value-type="float">
            <text:p>1.1181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Tucson-Nogales, AZ CSA</text:span></text:p>
          </table:table-cell>
          <table:table-cell table:style-name="ce3" office:value-type="float" office:value="1093777" calcext:value-type="float">
            <text:p>1093777</text:p>
          </table:table-cell>
          <table:table-cell table:style-name="ce5" office:value-type="float" office:value="32.2226" calcext:value-type="float">
            <text:p>32.2226</text:p>
          </table:table-cell>
          <table:table-cell table:style-name="ce5" office:value-type="float" office:value="-110.9747" calcext:value-type="float">
            <text:p>-110.9747</text:p>
          </table:table-cell>
          <table:table-cell table:formula="of:=[.D6]-[.D$2]" office:value-type="float" office:value="-25.665" calcext:value-type="float">
            <text:p>-25.665</text:p>
          </table:table-cell>
        </table:table-row>
        <table:table-row table:style-name="ro2">
          <table:table-cell table:style-name="ce2" office:value-type="string" calcext:value-type="string">
            <text:p>.<text:span text:style-name="T1">Tulsa-Muskogee-Bartlesville, OK CSA</text:span></text:p>
          </table:table-cell>
          <table:table-cell table:style-name="ce3" office:value-type="float" office:value="1118150" calcext:value-type="float">
            <text:p>1118150</text:p>
          </table:table-cell>
          <table:table-cell table:style-name="ce5" office:value-type="float" office:value="36.154" calcext:value-type="float">
            <text:p>36.154</text:p>
          </table:table-cell>
          <table:table-cell table:style-name="ce5" office:value-type="float" office:value="-95.9928" calcext:value-type="float">
            <text:p>-95.9928</text:p>
          </table:table-cell>
          <table:table-cell table:formula="of:=[.D7]-[.D$2]" office:value-type="float" office:value="-10.6831" calcext:value-type="float">
            <text:p>-10.6831</text:p>
          </table:table-cell>
        </table:table-row>
        <table:table-row table:style-name="ro2">
          <table:table-cell table:style-name="ce2" office:value-type="string" calcext:value-type="string">
            <text:p>.<text:span text:style-name="T1">Knoxville-Morristown-Sevierville, TN CSA</text:span></text:p>
          </table:table-cell>
          <table:table-cell table:style-name="ce3" office:value-type="float" office:value="1146049" calcext:value-type="float">
            <text:p>1146049</text:p>
          </table:table-cell>
          <table:table-cell table:style-name="ce5" office:value-type="float" office:value="35.9606" calcext:value-type="float">
            <text:p>35.9606</text:p>
          </table:table-cell>
          <table:table-cell table:style-name="ce5" office:value-type="float" office:value="-83.9207" calcext:value-type="float">
            <text:p>-83.9207</text:p>
          </table:table-cell>
          <table:table-cell table:formula="of:=[.D8]-[.D$2]" office:value-type="float" office:value="1.38900000000001" calcext:value-type="float">
            <text:p>1.3890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Albuquerque-Santa Fe-Las Vegas, NM CSA</text:span></text:p>
          </table:table-cell>
          <table:table-cell table:style-name="ce3" office:value-type="float" office:value="1158464" calcext:value-type="float">
            <text:p>1158464</text:p>
          </table:table-cell>
          <table:table-cell table:style-name="ce5" office:value-type="float" office:value="35.0844" calcext:value-type="float">
            <text:p>35.0844</text:p>
          </table:table-cell>
          <table:table-cell table:style-name="ce5" office:value-type="float" office:value="-106.6504" calcext:value-type="float">
            <text:p>-106.6504</text:p>
          </table:table-cell>
          <table:table-cell table:formula="of:=[.D9]-[.D$2]" office:value-type="float" office:value="-21.3407" calcext:value-type="float">
            <text:p>-21.3407</text:p>
          </table:table-cell>
        </table:table-row>
        <table:table-row table:style-name="ro2">
          <table:table-cell table:style-name="ce2" office:value-type="string" calcext:value-type="string">
            <text:p>.<text:span text:style-name="T1">Rochester-Batavia-Seneca Falls, NY CSA</text:span></text:p>
          </table:table-cell>
          <table:table-cell table:style-name="ce3" office:value-type="float" office:value="1160940" calcext:value-type="float">
            <text:p>1160940</text:p>
          </table:table-cell>
          <table:table-cell table:style-name="ce5" office:value-type="float" office:value="43.1566" calcext:value-type="float">
            <text:p>43.1566</text:p>
          </table:table-cell>
          <table:table-cell table:style-name="ce5" office:value-type="float" office:value="-77.6088" calcext:value-type="float">
            <text:p>-77.6088</text:p>
          </table:table-cell>
          <table:table-cell table:formula="of:=[.D10]-[.D$2]" office:value-type="float" office:value="7.7009" calcext:value-type="float">
            <text:p>7.7009</text:p>
          </table:table-cell>
        </table:table-row>
        <table:table-row table:style-name="ro2">
          <table:table-cell table:style-name="ce2" office:value-type="string" calcext:value-type="string">
            <text:p>.<text:span text:style-name="T1">Albany-Schenectady, NY CSA</text:span></text:p>
          </table:table-cell>
          <table:table-cell table:style-name="ce3" office:value-type="float" office:value="1167594" calcext:value-type="float">
            <text:p>1167594</text:p>
          </table:table-cell>
          <table:table-cell table:style-name="ce5" office:value-type="float" office:value="42.6526" calcext:value-type="float">
            <text:p>42.6526</text:p>
          </table:table-cell>
          <table:table-cell table:style-name="ce5" office:value-type="float" office:value="-73.7562" calcext:value-type="float">
            <text:p>-73.7562</text:p>
          </table:table-cell>
          <table:table-cell table:formula="of:=[.D11]-[.D$2]" office:value-type="float" office:value="11.5535" calcext:value-type="float">
            <text:p>11.5535</text:p>
          </table:table-cell>
        </table:table-row>
        <table:table-row table:style-name="ro2">
          <table:table-cell table:style-name="ce2" office:value-type="string" calcext:value-type="string">
            <text:p>.<text:span text:style-name="T1">Cape Coral-Fort Myers-Naples, FL CSA</text:span></text:p>
          </table:table-cell>
          <table:table-cell table:style-name="ce3" office:value-type="float" office:value="1197501" calcext:value-type="float">
            <text:p>1197501</text:p>
          </table:table-cell>
          <table:table-cell table:style-name="ce5" office:value-type="float" office:value="26.5629" calcext:value-type="float">
            <text:p>26.5629</text:p>
          </table:table-cell>
          <table:table-cell table:style-name="ce5" office:value-type="float" office:value="-81.9495" calcext:value-type="float">
            <text:p>-81.9495</text:p>
          </table:table-cell>
          <table:table-cell table:formula="of:=[.D12]-[.D$2]" office:value-type="float" office:value="3.36020000000001" calcext:value-type="float">
            <text:p>3.3602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Buffalo-Cheektowaga-Olean, NY CSA</text:span></text:p>
          </table:table-cell>
          <table:table-cell table:style-name="ce3" office:value-type="float" office:value="1204100" calcext:value-type="float">
            <text:p>1204100</text:p>
          </table:table-cell>
          <table:table-cell table:style-name="ce5" office:value-type="float" office:value="42.8864" calcext:value-type="float">
            <text:p>42.8864</text:p>
          </table:table-cell>
          <table:table-cell table:style-name="ce5" office:value-type="float" office:value="-78.8784" calcext:value-type="float">
            <text:p>-78.8784</text:p>
          </table:table-cell>
          <table:table-cell table:formula="of:=[.D13]-[.D$2]" office:value-type="float" office:value="6.43130000000001" calcext:value-type="float">
            <text:p>6.4313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Harrisburg-York-Lebanon, PA CSA</text:span></text:p>
          </table:table-cell>
          <table:table-cell table:style-name="ce3" office:value-type="float" office:value="1271801" calcext:value-type="float">
            <text:p>1271801</text:p>
          </table:table-cell>
          <table:table-cell table:style-name="ce5" office:value-type="float" office:value="40.2732" calcext:value-type="float">
            <text:p>40.2732</text:p>
          </table:table-cell>
          <table:table-cell table:style-name="ce5" office:value-type="float" office:value="-76.8867" calcext:value-type="float">
            <text:p>-76.8867</text:p>
          </table:table-cell>
          <table:table-cell table:formula="of:=[.D14]-[.D$2]" office:value-type="float" office:value="8.423" calcext:value-type="float">
            <text:p>8.423</text:p>
          </table:table-cell>
        </table:table-row>
        <table:table-row table:style-name="ro2">
          <table:table-cell table:style-name="ce2" office:value-type="string" calcext:value-type="string">
            <text:p>.<text:span text:style-name="T1">Fresno-Madera-Hanford, CA CSA</text:span></text:p>
          </table:table-cell>
          <table:table-cell table:style-name="ce3" office:value-type="float" office:value="1309368" calcext:value-type="float">
            <text:p>1309368</text:p>
          </table:table-cell>
          <table:table-cell table:style-name="ce5" office:value-type="float" office:value="36.7378" calcext:value-type="float">
            <text:p>36.7378</text:p>
          </table:table-cell>
          <table:table-cell table:style-name="ce5" office:value-type="float" office:value="-119.7871" calcext:value-type="float">
            <text:p>-119.7871</text:p>
          </table:table-cell>
          <table:table-cell table:formula="of:=[.D15]-[.D$2]" office:value-type="float" office:value="-34.4774" calcext:value-type="float">
            <text:p>-34.4774</text:p>
          </table:table-cell>
        </table:table-row>
        <table:table-row table:style-name="ro2">
          <table:table-cell table:style-name="ce2" office:value-type="string" calcext:value-type="string">
            <text:p>.<text:span text:style-name="T1">Birmingham-Hoover-Talladega, AL CSA</text:span></text:p>
          </table:table-cell>
          <table:table-cell table:style-name="ce3" office:value-type="float" office:value="1317702" calcext:value-type="float">
            <text:p>1317702</text:p>
          </table:table-cell>
          <table:table-cell table:style-name="ce5" office:value-type="float" office:value="33.5186" calcext:value-type="float">
            <text:p>33.5186</text:p>
          </table:table-cell>
          <table:table-cell table:style-name="ce5" office:value-type="float" office:value="-86.8104" calcext:value-type="float">
            <text:p>-86.8104</text:p>
          </table:table-cell>
          <table:table-cell table:formula="of:=[.D16]-[.D$2]" office:value-type="float" office:value="-1.50069999999999" calcext:value-type="float">
            <text:p>-1.5006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Memphis-Forrest City, TN-MS-AR CSA</text:span></text:p>
          </table:table-cell>
          <table:table-cell table:style-name="ce3" office:value-type="float" office:value="1371039" calcext:value-type="float">
            <text:p>1371039</text:p>
          </table:table-cell>
          <table:table-cell table:style-name="ce5" office:value-type="float" office:value="35.1495" calcext:value-type="float">
            <text:p>35.1495</text:p>
          </table:table-cell>
          <table:table-cell table:style-name="ce5" office:value-type="float" office:value="-90.049" calcext:value-type="float">
            <text:p>-90.049</text:p>
          </table:table-cell>
          <table:table-cell table:formula="of:=[.D17]-[.D$2]" office:value-type="float" office:value="-4.7393" calcext:value-type="float">
            <text:p>-4.7393</text:p>
          </table:table-cell>
        </table:table-row>
        <table:table-row table:style-name="ro2">
          <table:table-cell table:style-name="ce2" office:value-type="string" calcext:value-type="string">
            <text:p>.<text:span text:style-name="T1">Grand Rapids-Kentwood-Muskegon, MI CSA</text:span></text:p>
          </table:table-cell>
          <table:table-cell table:style-name="ce3" office:value-type="float" office:value="1412470" calcext:value-type="float">
            <text:p>1412470</text:p>
          </table:table-cell>
          <table:table-cell table:style-name="ce5" office:value-type="float" office:value="42.9634" calcext:value-type="float">
            <text:p>42.9634</text:p>
          </table:table-cell>
          <table:table-cell table:style-name="ce5" office:value-type="float" office:value="-85.6681" calcext:value-type="float">
            <text:p>-85.6681</text:p>
          </table:table-cell>
          <table:table-cell table:formula="of:=[.D18]-[.D$2]" office:value-type="float" office:value="-0.358399999999989" calcext:value-type="float">
            <text:p>-0.358399999999989</text:p>
          </table:table-cell>
        </table:table-row>
        <table:table-row table:style-name="ro2">
          <table:table-cell table:style-name="ce2" office:value-type="string" calcext:value-type="string">
            <text:p>.<text:span text:style-name="T1">Hartford-East Hartford, CT CSA</text:span></text:p>
          </table:table-cell>
          <table:table-cell table:style-name="ce3" office:value-type="float" office:value="1470083" calcext:value-type="float">
            <text:p>1470083</text:p>
          </table:table-cell>
          <table:table-cell table:style-name="ce5" office:value-type="float" office:value="41.7658" calcext:value-type="float">
            <text:p>41.7658</text:p>
          </table:table-cell>
          <table:table-cell table:style-name="ce5" office:value-type="float" office:value="-72.6734" calcext:value-type="float">
            <text:p>-72.6734</text:p>
          </table:table-cell>
          <table:table-cell table:formula="of:=[.D19]-[.D$2]" office:value-type="float" office:value="12.6363" calcext:value-type="float">
            <text:p>12.6363</text:p>
          </table:table-cell>
        </table:table-row>
        <table:table-row table:style-name="ro2">
          <table:table-cell table:style-name="ce2" office:value-type="string" calcext:value-type="string">
            <text:p>.<text:span text:style-name="T1">Greenville-Spartanburg-Anderson, SC CSA</text:span></text:p>
          </table:table-cell>
          <table:table-cell table:style-name="ce3" office:value-type="float" office:value="1475235" calcext:value-type="float">
            <text:p>1475235</text:p>
          </table:table-cell>
          <table:table-cell table:style-name="ce5" office:value-type="float" office:value="34.8526" calcext:value-type="float">
            <text:p>34.8526</text:p>
          </table:table-cell>
          <table:table-cell table:style-name="ce5" office:value-type="float" office:value="-82.394" calcext:value-type="float">
            <text:p>-82.394</text:p>
          </table:table-cell>
          <table:table-cell table:formula="of:=[.D20]-[.D$2]" office:value-type="float" office:value="2.9157" calcext:value-type="float">
            <text:p>2.9157</text:p>
          </table:table-cell>
        </table:table-row>
        <table:table-row table:style-name="ro2">
          <table:table-cell table:style-name="ce2" office:value-type="string" calcext:value-type="string">
            <text:p>.<text:span text:style-name="T1">Oklahoma City-Shawnee, OK CSA</text:span></text:p>
          </table:table-cell>
          <table:table-cell table:style-name="ce3" office:value-type="float" office:value="1481542" calcext:value-type="float">
            <text:p>1481542</text:p>
          </table:table-cell>
          <table:table-cell table:style-name="ce5" office:value-type="float" office:value="35.4676" calcext:value-type="float">
            <text:p>35.4676</text:p>
          </table:table-cell>
          <table:table-cell table:style-name="ce5" office:value-type="float" office:value="-97.5164" calcext:value-type="float">
            <text:p>-97.5164</text:p>
          </table:table-cell>
          <table:table-cell table:formula="of:=[.D21]-[.D$2]" office:value-type="float" office:value="-12.2067" calcext:value-type="float">
            <text:p>-12.2067</text:p>
          </table:table-cell>
        </table:table-row>
        <table:table-row table:style-name="ro2">
          <table:table-cell table:style-name="ce2" office:value-type="string" calcext:value-type="string">
            <text:p>.<text:span text:style-name="T1">Louisville/Jefferson County--Elizabethtown--Bardstown, KY-IN CSA</text:span></text:p>
          </table:table-cell>
          <table:table-cell table:style-name="ce3" office:value-type="float" office:value="1489142" calcext:value-type="float">
            <text:p>1489142</text:p>
          </table:table-cell>
          <table:table-cell table:style-name="ce5" office:value-type="float" office:value="38.2527" calcext:value-type="float">
            <text:p>38.2527</text:p>
          </table:table-cell>
          <table:table-cell table:style-name="ce5" office:value-type="float" office:value="-85.7585" calcext:value-type="float">
            <text:p>-85.7585</text:p>
          </table:table-cell>
          <table:table-cell table:formula="of:=[.D22]-[.D$2]" office:value-type="float" office:value="-0.448799999999991" calcext:value-type="float">
            <text:p>-0.448799999999991</text:p>
          </table:table-cell>
        </table:table-row>
        <table:table-row table:style-name="ro2">
          <table:table-cell table:style-name="ce2" office:value-type="string" calcext:value-type="string">
            <text:p>.<text:span text:style-name="T1">New Orleans-Metairie-Hammond, LA-MS CSA</text:span></text:p>
          </table:table-cell>
          <table:table-cell table:style-name="ce3" office:value-type="float" office:value="1507017" calcext:value-type="float">
            <text:p>1507017</text:p>
          </table:table-cell>
          <table:table-cell table:style-name="ce5" office:value-type="float" office:value="29.9511" calcext:value-type="float">
            <text:p>29.9511</text:p>
          </table:table-cell>
          <table:table-cell table:style-name="ce5" office:value-type="float" office:value="-90.0715" calcext:value-type="float">
            <text:p>-90.0715</text:p>
          </table:table-cell>
          <table:table-cell table:formula="of:=[.D23]-[.D$2]" office:value-type="float" office:value="-4.76179999999999" calcext:value-type="float">
            <text:p>-4.7617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Jacksonville-St. Marys-Palatka, FL-GA CSA</text:span></text:p>
          </table:table-cell>
          <table:table-cell table:style-name="ce3" office:value-type="float" office:value="1688701" calcext:value-type="float">
            <text:p>1688701</text:p>
          </table:table-cell>
          <table:table-cell table:style-name="ce5" office:value-type="float" office:value="30.3322" calcext:value-type="float">
            <text:p>30.3322</text:p>
          </table:table-cell>
          <table:table-cell table:style-name="ce5" office:value-type="float" office:value="-81.6557" calcext:value-type="float">
            <text:p>-81.6557</text:p>
          </table:table-cell>
          <table:table-cell table:formula="of:=[.D24]-[.D$2]" office:value-type="float" office:value="3.65400000000001" calcext:value-type="float">
            <text:p>3.6540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Greensboro--Winston-Salem--High Point, NC CSA</text:span></text:p>
          </table:table-cell>
          <table:table-cell table:style-name="ce3" office:value-type="float" office:value="1689151" calcext:value-type="float">
            <text:p>1689151</text:p>
          </table:table-cell>
          <table:table-cell table:style-name="ce5" office:value-type="float" office:value="36.0726" calcext:value-type="float">
            <text:p>36.0726</text:p>
          </table:table-cell>
          <table:table-cell table:style-name="ce5" office:value-type="float" office:value="-79.792" calcext:value-type="float">
            <text:p>-79.792</text:p>
          </table:table-cell>
          <table:table-cell table:formula="of:=[.D25]-[.D$2]" office:value-type="float" office:value="5.51770000000001" calcext:value-type="float">
            <text:p>5.5177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Virginia Beach-Norfolk, VA-NC CSA</text:span></text:p>
          </table:table-cell>
          <table:table-cell table:style-name="ce3" office:value-type="float" office:value="1859197" calcext:value-type="float">
            <text:p>1859197</text:p>
          </table:table-cell>
          <table:table-cell table:style-name="ce5" office:value-type="float" office:value="36.8529" calcext:value-type="float">
            <text:p>36.8529</text:p>
          </table:table-cell>
          <table:table-cell table:style-name="ce5" office:value-type="float" office:value="-75.978" calcext:value-type="float">
            <text:p>-75.978</text:p>
          </table:table-cell>
          <table:table-cell table:formula="of:=[.D26]-[.D$2]" office:value-type="float" office:value="9.33170000000001" calcext:value-type="float">
            <text:p>9.3317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Milwaukee-Racine-Waukesha, WI CSA</text:span></text:p>
          </table:table-cell>
          <table:table-cell table:style-name="ce3" office:value-type="float" office:value="2047966" calcext:value-type="float">
            <text:p>2047966</text:p>
          </table:table-cell>
          <table:table-cell table:style-name="ce5" office:value-type="float" office:value="43.0389" calcext:value-type="float">
            <text:p>43.0389</text:p>
          </table:table-cell>
          <table:table-cell table:style-name="ce5" office:value-type="float" office:value="-87.9065" calcext:value-type="float">
            <text:p>-87.9065</text:p>
          </table:table-cell>
          <table:table-cell table:formula="of:=[.D27]-[.D$2]" office:value-type="float" office:value="-2.59679999999999" calcext:value-type="float">
            <text:p>-2.5967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Nashville-Davidson--Murfreesboro, TN CSA</text:span></text:p>
          </table:table-cell>
          <table:table-cell table:style-name="ce3" office:value-type="float" office:value="2062547" calcext:value-type="float">
            <text:p>2062547</text:p>
          </table:table-cell>
          <table:table-cell table:style-name="ce5" office:value-type="float" office:value="36.1627" calcext:value-type="float">
            <text:p>36.1627</text:p>
          </table:table-cell>
          <table:table-cell table:style-name="ce5" office:value-type="float" office:value="-86.7816" calcext:value-type="float">
            <text:p>-86.7816</text:p>
          </table:table-cell>
          <table:table-cell table:formula="of:=[.D28]-[.D$2]" office:value-type="float" office:value="-1.47189999999999" calcext:value-type="float">
            <text:p>-1.4718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Raleigh-Durham-Cary, NC CSA</text:span></text:p>
          </table:table-cell>
          <table:table-cell table:style-name="ce3" office:value-type="float" office:value="2079687" calcext:value-type="float">
            <text:p>2079687</text:p>
          </table:table-cell>
          <table:table-cell table:style-name="ce5" office:value-type="float" office:value="35.7796" calcext:value-type="float">
            <text:p>35.7796</text:p>
          </table:table-cell>
          <table:table-cell table:style-name="ce5" office:value-type="float" office:value="-78.6382" calcext:value-type="float">
            <text:p>-78.6382</text:p>
          </table:table-cell>
          <table:table-cell table:formula="of:=[.D29]-[.D$2]" office:value-type="float" office:value="6.67150000000001" calcext:value-type="float">
            <text:p>6.6715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Cincinnati-Wilmington-Maysville, OH-KY-IN CSA</text:span></text:p>
          </table:table-cell>
          <table:table-cell table:style-name="ce3" office:value-type="float" office:value="2280246" calcext:value-type="float">
            <text:p>2280246</text:p>
          </table:table-cell>
          <table:table-cell table:style-name="ce5" office:value-type="float" office:value="39.1031" calcext:value-type="float">
            <text:p>39.1031</text:p>
          </table:table-cell>
          <table:table-cell table:style-name="ce5" office:value-type="float" office:value="-84.512" calcext:value-type="float">
            <text:p>-84.512</text:p>
          </table:table-cell>
          <table:table-cell table:formula="of:=[.D30]-[.D$2]" office:value-type="float" office:value="0.797700000000006" calcext:value-type="float">
            <text:p>0.797700000000006</text:p>
          </table:table-cell>
        </table:table-row>
        <table:table-row table:style-name="ro2">
          <table:table-cell table:style-name="ce2" office:value-type="string" calcext:value-type="string">
            <text:p>.<text:span text:style-name="T1">Las Vegas-Henderson, NV CSA</text:span></text:p>
          </table:table-cell>
          <table:table-cell table:style-name="ce3" office:value-type="float" office:value="2313238" calcext:value-type="float">
            <text:p>2313238</text:p>
          </table:table-cell>
          <table:table-cell table:style-name="ce5" office:value-type="float" office:value="36.1699" calcext:value-type="float">
            <text:p>36.1699</text:p>
          </table:table-cell>
          <table:table-cell table:style-name="ce5" office:value-type="float" office:value="-115.1398" calcext:value-type="float">
            <text:p>-115.1398</text:p>
          </table:table-cell>
          <table:table-cell table:formula="of:=[.D31]-[.D$2]" office:value-type="float" office:value="-29.8301" calcext:value-type="float">
            <text:p>-29.8301</text:p>
          </table:table-cell>
        </table:table-row>
        <table:table-row table:style-name="ro2">
          <table:table-cell table:style-name="ce2" office:value-type="string" calcext:value-type="string">
            <text:p>.<text:span text:style-name="T1">Indianapolis-Carmel-Muncie, IN CSA</text:span></text:p>
          </table:table-cell>
          <table:table-cell table:style-name="ce3" office:value-type="float" office:value="2457286" calcext:value-type="float">
            <text:p>2457286</text:p>
          </table:table-cell>
          <table:table-cell table:style-name="ce5" office:value-type="float" office:value="39.7684" calcext:value-type="float">
            <text:p>39.7684</text:p>
          </table:table-cell>
          <table:table-cell table:style-name="ce5" office:value-type="float" office:value="-86.1581" calcext:value-type="float">
            <text:p>-86.1581</text:p>
          </table:table-cell>
          <table:table-cell table:formula="of:=[.D32]-[.D$2]" office:value-type="float" office:value="-0.848399999999998" calcext:value-type="float">
            <text:p>-0.848399999999998</text:p>
          </table:table-cell>
        </table:table-row>
        <table:table-row table:style-name="ro2">
          <table:table-cell table:style-name="ce2" office:value-type="string" calcext:value-type="string">
            <text:p>.<text:span text:style-name="T1">Kansas City-Overland Park-Kansas City, MO-KS CSA</text:span></text:p>
          </table:table-cell>
          <table:table-cell table:style-name="ce3" office:value-type="float" office:value="2501151" calcext:value-type="float">
            <text:p>2501151</text:p>
          </table:table-cell>
          <table:table-cell table:style-name="ce5" office:value-type="float" office:value="39.0997" calcext:value-type="float">
            <text:p>39.0997</text:p>
          </table:table-cell>
          <table:table-cell table:style-name="ce5" office:value-type="float" office:value="-94.5786" calcext:value-type="float">
            <text:p>-94.5786</text:p>
          </table:table-cell>
          <table:table-cell table:formula="of:=[.D33]-[.D$2]" office:value-type="float" office:value="-9.26889999999999" calcext:value-type="float">
            <text:p>-9.2688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Columbus-Marion-Zanesville, OH CSA</text:span></text:p>
          </table:table-cell>
          <table:table-cell table:style-name="ce3" office:value-type="float" office:value="2525639" calcext:value-type="float">
            <text:p>2525639</text:p>
          </table:table-cell>
          <table:table-cell table:style-name="ce5" office:value-type="float" office:value="39.9612" calcext:value-type="float">
            <text:p>39.9612</text:p>
          </table:table-cell>
          <table:table-cell table:style-name="ce5" office:value-type="float" office:value="-82.9988" calcext:value-type="float">
            <text:p>-82.9988</text:p>
          </table:table-cell>
          <table:table-cell table:formula="of:=[.D34]-[.D$2]" office:value-type="float" office:value="2.3109" calcext:value-type="float">
            <text:p>2.3109</text:p>
          </table:table-cell>
        </table:table-row>
        <table:table-row table:style-name="ro2">
          <table:table-cell table:style-name="ce2" office:value-type="string" calcext:value-type="string">
            <text:p>.<text:span text:style-name="T1">San Antonio-New Braunfels-Pearsall, TX CSA</text:span></text:p>
          </table:table-cell>
          <table:table-cell table:style-name="ce3" office:value-type="float" office:value="2571266" calcext:value-type="float">
            <text:p>2571266</text:p>
          </table:table-cell>
          <table:table-cell table:style-name="ce5" office:value-type="float" office:value="29.4241" calcext:value-type="float">
            <text:p>29.4241</text:p>
          </table:table-cell>
          <table:table-cell table:style-name="ce5" office:value-type="float" office:value="-98.4936" calcext:value-type="float">
            <text:p>-98.4936</text:p>
          </table:table-cell>
          <table:table-cell table:formula="of:=[.D35]-[.D$2]" office:value-type="float" office:value="-13.1839" calcext:value-type="float">
            <text:p>-13.1839</text:p>
          </table:table-cell>
        </table:table-row>
        <table:table-row table:style-name="ro2">
          <table:table-cell table:style-name="ce2" office:value-type="string" calcext:value-type="string">
            <text:p>.<text:span text:style-name="T1">Pittsburgh-New Castle-Weirton, PA-OH-WV CSA</text:span></text:p>
          </table:table-cell>
          <table:table-cell table:style-name="ce3" office:value-type="float" office:value="2603259" calcext:value-type="float">
            <text:p>2603259</text:p>
          </table:table-cell>
          <table:table-cell table:style-name="ce5" office:value-type="float" office:value="40.4406" calcext:value-type="float">
            <text:p>40.4406</text:p>
          </table:table-cell>
          <table:table-cell table:style-name="ce5" office:value-type="float" office:value="-79.9959" calcext:value-type="float">
            <text:p>-79.9959</text:p>
          </table:table-cell>
          <table:table-cell table:formula="of:=[.D36]-[.D$2]" office:value-type="float" office:value="5.3138" calcext:value-type="float">
            <text:p>5.3138</text:p>
          </table:table-cell>
        </table:table-row>
        <table:table-row table:style-name="ro2">
          <table:table-cell table:style-name="ce2" office:value-type="string" calcext:value-type="string">
            <text:p>.<text:span text:style-name="T1">Sacramento-Roseville, CA CSA</text:span></text:p>
          </table:table-cell>
          <table:table-cell table:style-name="ce3" office:value-type="float" office:value="2639124" calcext:value-type="float">
            <text:p>2639124</text:p>
          </table:table-cell>
          <table:table-cell table:style-name="ce5" office:value-type="float" office:value="38.5816" calcext:value-type="float">
            <text:p>38.5816</text:p>
          </table:table-cell>
          <table:table-cell table:style-name="ce5" office:value-type="float" office:value="-121.4944" calcext:value-type="float">
            <text:p>-121.4944</text:p>
          </table:table-cell>
          <table:table-cell table:formula="of:=[.D37]-[.D$2]" office:value-type="float" office:value="-36.1847" calcext:value-type="float">
            <text:p>-36.1847</text:p>
          </table:table-cell>
        </table:table-row>
        <table:table-row table:style-name="ro2">
          <table:table-cell table:style-name="ce2" office:value-type="string" calcext:value-type="string">
            <text:p>.<text:span text:style-name="T1">Salt Lake City-Provo-Orem, UT CSA</text:span></text:p>
          </table:table-cell>
          <table:table-cell table:style-name="ce3" office:value-type="float" office:value="2641048" calcext:value-type="float">
            <text:p>2641048</text:p>
          </table:table-cell>
          <table:table-cell table:style-name="ce5" office:value-type="float" office:value="40.7608" calcext:value-type="float">
            <text:p>40.7608</text:p>
          </table:table-cell>
          <table:table-cell table:style-name="ce5" office:value-type="float" office:value="-111.891" calcext:value-type="float">
            <text:p>-111.891</text:p>
          </table:table-cell>
          <table:table-cell table:formula="of:=[.D38]-[.D$2]" office:value-type="float" office:value="-26.5813" calcext:value-type="float">
            <text:p>-26.5813</text:p>
          </table:table-cell>
        </table:table-row>
        <table:table-row table:style-name="ro2">
          <table:table-cell table:style-name="ce2" office:value-type="string" calcext:value-type="string">
            <text:p>.<text:span text:style-name="T1">Charlotte-Concord, NC-SC CSA</text:span></text:p>
          </table:table-cell>
          <table:table-cell table:style-name="ce3" office:value-type="float" office:value="2797636" calcext:value-type="float">
            <text:p>2797636</text:p>
          </table:table-cell>
          <table:table-cell table:style-name="ce5" office:value-type="float" office:value="35.2271" calcext:value-type="float">
            <text:p>35.2271</text:p>
          </table:table-cell>
          <table:table-cell table:style-name="ce5" office:value-type="float" office:value="-80.8431" calcext:value-type="float">
            <text:p>-80.8431</text:p>
          </table:table-cell>
          <table:table-cell table:formula="of:=[.D39]-[.D$2]" office:value-type="float" office:value="4.4666" calcext:value-type="float">
            <text:p>4.4666</text:p>
          </table:table-cell>
        </table:table-row>
        <table:table-row table:style-name="ro2">
          <table:table-cell table:style-name="ce2" office:value-type="string" calcext:value-type="string">
            <text:p>.<text:span text:style-name="T1">St. Louis-St. Charles-Farmington, MO-IL CSA</text:span></text:p>
          </table:table-cell>
          <table:table-cell table:style-name="ce3" office:value-type="float" office:value="2907648" calcext:value-type="float">
            <text:p>2907648</text:p>
          </table:table-cell>
          <table:table-cell table:style-name="ce5" office:value-type="float" office:value="38.627" calcext:value-type="float">
            <text:p>38.627</text:p>
          </table:table-cell>
          <table:table-cell table:style-name="ce5" office:value-type="float" office:value="-90.1994" calcext:value-type="float">
            <text:p>-90.1994</text:p>
          </table:table-cell>
          <table:table-cell table:formula="of:=[.D40]-[.D$2]" office:value-type="float" office:value="-4.88969999999999" calcext:value-type="float">
            <text:p>-4.8896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Portland-Vancouver-Salem, OR-WA CSA</text:span></text:p>
          </table:table-cell>
          <table:table-cell table:style-name="ce3" office:value-type="float" office:value="3259710" calcext:value-type="float">
            <text:p>3259710</text:p>
          </table:table-cell>
          <table:table-cell table:style-name="ce5" office:value-type="float" office:value="45.5051" calcext:value-type="float">
            <text:p>45.5051</text:p>
          </table:table-cell>
          <table:table-cell table:style-name="ce5" office:value-type="float" office:value="-122.675" calcext:value-type="float">
            <text:p>-122.675</text:p>
          </table:table-cell>
          <table:table-cell table:formula="of:=[.D41]-[.D$2]" office:value-type="float" office:value="-37.3653" calcext:value-type="float">
            <text:p>-37.3653</text:p>
          </table:table-cell>
        </table:table-row>
        <table:table-row table:style-name="ro2">
          <table:table-cell table:style-name="ce2" office:value-type="string" calcext:value-type="string">
            <text:p>.<text:span text:style-name="T1">Cleveland-Akron-Canton, OH CSA</text:span></text:p>
          </table:table-cell>
          <table:table-cell table:style-name="ce3" office:value-type="float" office:value="3586918" calcext:value-type="float">
            <text:p>3586918</text:p>
          </table:table-cell>
          <table:table-cell table:style-name="ce5" office:value-type="float" office:value="41.4993" calcext:value-type="float">
            <text:p>41.4993</text:p>
          </table:table-cell>
          <table:table-cell table:style-name="ce5" office:value-type="float" office:value="-81.6944" calcext:value-type="float">
            <text:p>-81.6944</text:p>
          </table:table-cell>
          <table:table-cell table:formula="of:=[.D42]-[.D$2]" office:value-type="float" office:value="3.6153" calcext:value-type="float">
            <text:p>3.6153</text:p>
          </table:table-cell>
        </table:table-row>
        <table:table-row table:style-name="ro2">
          <table:table-cell table:style-name="ce2" office:value-type="string" calcext:value-type="string">
            <text:p>.<text:span text:style-name="T1">Denver-Aurora, CO CSA</text:span></text:p>
          </table:table-cell>
          <table:table-cell table:style-name="ce3" office:value-type="float" office:value="3617927" calcext:value-type="float">
            <text:p>3617927</text:p>
          </table:table-cell>
          <table:table-cell table:style-name="ce5" office:value-type="float" office:value="39.7392" calcext:value-type="float">
            <text:p>39.7392</text:p>
          </table:table-cell>
          <table:table-cell table:style-name="ce5" office:value-type="float" office:value="-104.9903" calcext:value-type="float">
            <text:p>-104.9903</text:p>
          </table:table-cell>
          <table:table-cell table:formula="of:=[.D43]-[.D$2]" office:value-type="float" office:value="-19.6806" calcext:value-type="float">
            <text:p>-19.6806</text:p>
          </table:table-cell>
        </table:table-row>
        <table:table-row table:style-name="ro2">
          <table:table-cell table:style-name="ce2" office:value-type="string" calcext:value-type="string">
            <text:p>.<text:span text:style-name="T1">Minneapolis-St. Paul, MN-WI CSA</text:span></text:p>
          </table:table-cell>
          <table:table-cell table:style-name="ce3" office:value-type="float" office:value="4027861" calcext:value-type="float">
            <text:p>4027861</text:p>
          </table:table-cell>
          <table:table-cell table:style-name="ce5" office:value-type="float" office:value="44.9778" calcext:value-type="float">
            <text:p>44.9778</text:p>
          </table:table-cell>
          <table:table-cell table:style-name="ce5" office:value-type="float" office:value="-93.265" calcext:value-type="float">
            <text:p>-93.265</text:p>
          </table:table-cell>
          <table:table-cell table:formula="of:=[.D44]-[.D$2]" office:value-type="float" office:value="-7.95529999999999" calcext:value-type="float">
            <text:p>-7.95529999999999</text:p>
          </table:table-cell>
        </table:table-row>
        <table:table-row table:style-name="ro2">
          <table:table-cell table:style-name="ce2" office:value-type="string" calcext:value-type="string">
            <text:p>.<text:span text:style-name="T1">Orlando-Lakeland-Deltona, FL CSA</text:span></text:p>
          </table:table-cell>
          <table:table-cell table:style-name="ce3" office:value-type="float" office:value="4160646" calcext:value-type="float">
            <text:p>4160646</text:p>
          </table:table-cell>
          <table:table-cell table:style-name="ce5" office:value-type="float" office:value="28.5384" calcext:value-type="float">
            <text:p>28.5384</text:p>
          </table:table-cell>
          <table:table-cell table:style-name="ce5" office:value-type="float" office:value="-81.3789" calcext:value-type="float">
            <text:p>-81.3789</text:p>
          </table:table-cell>
          <table:table-cell table:formula="of:=[.D45]-[.D$2]" office:value-type="float" office:value="3.9308" calcext:value-type="float">
            <text:p>3.9308</text:p>
          </table:table-cell>
        </table:table-row>
        <table:table-row table:style-name="ro2">
          <table:table-cell table:style-name="ce2" office:value-type="string" calcext:value-type="string">
            <text:p>.<text:span text:style-name="T1">Seattle-Tacoma, WA CSA</text:span></text:p>
          </table:table-cell>
          <table:table-cell table:style-name="ce3" office:value-type="float" office:value="4903675" calcext:value-type="float">
            <text:p>4903675</text:p>
          </table:table-cell>
          <table:table-cell table:style-name="ce5" office:value-type="float" office:value="47.6062" calcext:value-type="float">
            <text:p>47.6062</text:p>
          </table:table-cell>
          <table:table-cell table:style-name="ce5" office:value-type="float" office:value="-122.3321" calcext:value-type="float">
            <text:p>-122.3321</text:p>
          </table:table-cell>
          <table:table-cell table:formula="of:=[.D46]-[.D$2]" office:value-type="float" office:value="-37.0224" calcext:value-type="float">
            <text:p>-37.0224</text:p>
          </table:table-cell>
        </table:table-row>
        <table:table-row table:style-name="ro2">
          <table:table-cell table:style-name="ce2" office:value-type="string" calcext:value-type="string">
            <text:p>.<text:span text:style-name="T1">Phoenix-Mesa, AZ CSA</text:span></text:p>
          </table:table-cell>
          <table:table-cell table:style-name="ce3" office:value-type="float" office:value="5002221" calcext:value-type="float">
            <text:p>5002221</text:p>
          </table:table-cell>
          <table:table-cell table:style-name="ce5" office:value-type="float" office:value="33.4484" calcext:value-type="float">
            <text:p>33.4484</text:p>
          </table:table-cell>
          <table:table-cell table:style-name="ce5" office:value-type="float" office:value="-112.074" calcext:value-type="float">
            <text:p>-112.074</text:p>
          </table:table-cell>
          <table:table-cell table:formula="of:=[.D47]-[.D$2]" office:value-type="float" office:value="-26.7643" calcext:value-type="float">
            <text:p>-26.7643</text:p>
          </table:table-cell>
        </table:table-row>
        <table:table-row table:style-name="ro2">
          <table:table-cell table:style-name="ce2" office:value-type="string" calcext:value-type="string">
            <text:p>.<text:span text:style-name="T1">Detroit-Warren-Ann Arbor, MI CSA</text:span></text:p>
          </table:table-cell>
          <table:table-cell table:style-name="ce3" office:value-type="float" office:value="5341994" calcext:value-type="float">
            <text:p>5341994</text:p>
          </table:table-cell>
          <table:table-cell table:style-name="ce5" office:value-type="float" office:value="42.3314" calcext:value-type="float">
            <text:p>42.3314</text:p>
          </table:table-cell>
          <table:table-cell table:style-name="ce5" office:value-type="float" office:value="-83.0458" calcext:value-type="float">
            <text:p>-83.0458</text:p>
          </table:table-cell>
          <table:table-cell table:formula="of:=[.D48]-[.D$2]" office:value-type="float" office:value="2.26390000000001" calcext:value-type="float">
            <text:p>2.2639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Atlanta--Athens-Clarke County--Sandy Springs, GA-AL CSA</text:span></text:p>
          </table:table-cell>
          <table:table-cell table:style-name="ce3" office:value-type="float" office:value="6853392" calcext:value-type="float">
            <text:p>6853392</text:p>
          </table:table-cell>
          <table:table-cell table:style-name="ce5" office:value-type="float" office:value="33.749" calcext:value-type="float">
            <text:p>33.749</text:p>
          </table:table-cell>
          <table:table-cell table:style-name="ce5" office:value-type="float" office:value="-84.388" calcext:value-type="float">
            <text:p>-84.388</text:p>
          </table:table-cell>
          <table:table-cell table:formula="of:=[.D49]-[.D$2]" office:value-type="float" office:value="0.921700000000001" calcext:value-type="float">
            <text:p>0.92170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Miami-Port St. Lucie-Fort Lauderdale, FL CSA</text:span></text:p>
          </table:table-cell>
          <table:table-cell table:style-name="ce3" office:value-type="float" office:value="6889936" calcext:value-type="float">
            <text:p>6889936</text:p>
          </table:table-cell>
          <table:table-cell table:style-name="ce5" office:value-type="float" office:value="25.7617" calcext:value-type="float">
            <text:p>25.7617</text:p>
          </table:table-cell>
          <table:table-cell table:style-name="ce5" office:value-type="float" office:value="-80.1918" calcext:value-type="float">
            <text:p>-80.1918</text:p>
          </table:table-cell>
          <table:table-cell table:formula="of:=[.D50]-[.D$2]" office:value-type="float" office:value="5.11790000000001" calcext:value-type="float">
            <text:p>5.11790000000001</text:p>
          </table:table-cell>
        </table:table-row>
        <table:table-row table:style-name="ro2">
          <table:table-cell table:style-name="ce2" office:value-type="string" calcext:value-type="string">
            <text:p>.<text:span text:style-name="T1">Philadelphia-Reading-Camden, PA-NJ-DE-MD CSA</text:span></text:p>
          </table:table-cell>
          <table:table-cell table:style-name="ce3" office:value-type="float" office:value="7209620" calcext:value-type="float">
            <text:p>7209620</text:p>
          </table:table-cell>
          <table:table-cell table:style-name="ce5" office:value-type="float" office:value="39.9526" calcext:value-type="float">
            <text:p>39.9526</text:p>
          </table:table-cell>
          <table:table-cell table:style-name="ce5" office:value-type="float" office:value="-75.1652" calcext:value-type="float">
            <text:p>-75.1652</text:p>
          </table:table-cell>
          <table:table-cell table:formula="of:=[.D51]-[.D$2]" office:value-type="float" office:value="10.1445" calcext:value-type="float">
            <text:p>10.1445</text:p>
          </table:table-cell>
        </table:table-row>
        <table:table-row table:style-name="ro2">
          <table:table-cell table:style-name="ce2" office:value-type="string" calcext:value-type="string">
            <text:p>.<text:span text:style-name="T1">Houston-The Woodlands, TX CSA</text:span></text:p>
          </table:table-cell>
          <table:table-cell table:style-name="ce3" office:value-type="float" office:value="7253193" calcext:value-type="float">
            <text:p>7253193</text:p>
          </table:table-cell>
          <table:table-cell table:style-name="ce5" office:value-type="float" office:value="29.7604" calcext:value-type="float">
            <text:p>29.7604</text:p>
          </table:table-cell>
          <table:table-cell table:style-name="ce5" office:value-type="float" office:value="-95.3698" calcext:value-type="float">
            <text:p>-95.3698</text:p>
          </table:table-cell>
          <table:table-cell table:formula="of:=[.D52]-[.D$2]" office:value-type="float" office:value="-10.0601" calcext:value-type="float">
            <text:p>-10.0601</text:p>
          </table:table-cell>
        </table:table-row>
        <table:table-row table:style-name="ro2">
          <table:table-cell table:style-name="ce2" office:value-type="string" calcext:value-type="string">
            <text:p>.<text:span text:style-name="T1">Dallas-Fort Worth, TX-OK CSA</text:span></text:p>
          </table:table-cell>
          <table:table-cell table:style-name="ce3" office:value-type="float" office:value="8057796" calcext:value-type="float">
            <text:p>8057796</text:p>
          </table:table-cell>
          <table:table-cell table:style-name="ce5" office:value-type="float" office:value="32.7767" calcext:value-type="float">
            <text:p>32.7767</text:p>
          </table:table-cell>
          <table:table-cell table:style-name="ce5" office:value-type="float" office:value="-96.797" calcext:value-type="float">
            <text:p>-96.797</text:p>
          </table:table-cell>
          <table:table-cell table:formula="of:=[.D53]-[.D$2]" office:value-type="float" office:value="-11.4873" calcext:value-type="float">
            <text:p>-11.4873</text:p>
          </table:table-cell>
        </table:table-row>
        <table:table-row table:style-name="ro2">
          <table:table-cell table:style-name="ce2" office:value-type="string" calcext:value-type="string">
            <text:p>.<text:span text:style-name="T1">Boston-Worcester-Providence, MA-RI-NH-CT CSA</text:span></text:p>
          </table:table-cell>
          <table:table-cell table:style-name="ce3" office:value-type="float" office:value="8287710" calcext:value-type="float">
            <text:p>8287710</text:p>
          </table:table-cell>
          <table:table-cell table:style-name="ce5" office:value-type="float" office:value="42.3601" calcext:value-type="float">
            <text:p>42.3601</text:p>
          </table:table-cell>
          <table:table-cell table:style-name="ce5" office:value-type="float" office:value="-71.0589" calcext:value-type="float">
            <text:p>-71.0589</text:p>
          </table:table-cell>
          <table:table-cell table:formula="of:=[.D54]-[.D$2]" office:value-type="float" office:value="14.2508" calcext:value-type="float">
            <text:p>14.2508</text:p>
          </table:table-cell>
        </table:table-row>
        <table:table-row table:style-name="ro2">
          <table:table-cell table:style-name="ce2" office:value-type="string" calcext:value-type="string">
            <text:p>.<text:span text:style-name="T1">San Jose-San Francisco-Oakland, CA CSA</text:span></text:p>
          </table:table-cell>
          <table:table-cell table:style-name="ce3" office:value-type="float" office:value="9665887" calcext:value-type="float">
            <text:p>9665887</text:p>
          </table:table-cell>
          <table:table-cell table:style-name="ce5" office:value-type="float" office:value="37.3382" calcext:value-type="float">
            <text:p>37.3382</text:p>
          </table:table-cell>
          <table:table-cell table:style-name="ce5" office:value-type="float" office:value="-121.8863" calcext:value-type="float">
            <text:p>-121.8863</text:p>
          </table:table-cell>
          <table:table-cell table:formula="of:=[.D55]-[.D$2]" office:value-type="float" office:value="-36.5766" calcext:value-type="float">
            <text:p>-36.5766</text:p>
          </table:table-cell>
        </table:table-row>
        <table:table-row table:style-name="ro2">
          <table:table-cell table:style-name="ce2" office:value-type="string" calcext:value-type="string">
            <text:p>.<text:span text:style-name="T1">Washington-Baltimore-Arlington, DC-MD-VA-WV-PA CSA</text:span></text:p>
          </table:table-cell>
          <table:table-cell table:style-name="ce3" office:value-type="float" office:value="9814928" calcext:value-type="float">
            <text:p>9814928</text:p>
          </table:table-cell>
          <table:table-cell table:style-name="ce5" office:value-type="float" office:value="38.9072" calcext:value-type="float">
            <text:p>38.9072</text:p>
          </table:table-cell>
          <table:table-cell table:style-name="ce5" office:value-type="float" office:value="-77.0369" calcext:value-type="float">
            <text:p>-77.0369</text:p>
          </table:table-cell>
          <table:table-cell table:formula="of:=[.D56]-[.D$2]" office:value-type="float" office:value="8.2728" calcext:value-type="float">
            <text:p>8.2728</text:p>
          </table:table-cell>
        </table:table-row>
        <table:table-row table:style-name="ro2">
          <table:table-cell table:style-name="ce2" office:value-type="string" calcext:value-type="string">
            <text:p>.<text:span text:style-name="T1">Chicago-Naperville, IL-IN-WI CSA</text:span></text:p>
          </table:table-cell>
          <table:table-cell table:style-name="ce3" office:value-type="float" office:value="9825325" calcext:value-type="float">
            <text:p>9825325</text:p>
          </table:table-cell>
          <table:table-cell table:style-name="ce5" office:value-type="float" office:value="41.8781" calcext:value-type="float">
            <text:p>41.8781</text:p>
          </table:table-cell>
          <table:table-cell table:style-name="ce5" office:value-type="float" office:value="-87.6298" calcext:value-type="float">
            <text:p>-87.6298</text:p>
          </table:table-cell>
          <table:table-cell table:formula="of:=[.D57]-[.D$2]" office:value-type="float" office:value="-2.3201" calcext:value-type="float">
            <text:p>-2.3201</text:p>
          </table:table-cell>
        </table:table-row>
        <table:table-row table:style-name="ro2">
          <table:table-cell table:style-name="ce2" office:value-type="string" calcext:value-type="string">
            <text:p>.<text:span text:style-name="T1">Los Angeles-Long Beach, CA CSA</text:span></text:p>
          </table:table-cell>
          <table:table-cell table:style-name="ce3" office:value-type="float" office:value="18711436" calcext:value-type="float">
            <text:p>18711436</text:p>
          </table:table-cell>
          <table:table-cell table:style-name="ce5" office:value-type="float" office:value="34.0522" calcext:value-type="float">
            <text:p>34.0522</text:p>
          </table:table-cell>
          <table:table-cell table:style-name="ce5" office:value-type="float" office:value="-118.2437" calcext:value-type="float">
            <text:p>-118.2437</text:p>
          </table:table-cell>
          <table:table-cell table:formula="of:=[.D58]-[.D$2]" office:value-type="float" office:value="-32.934" calcext:value-type="float">
            <text:p>-32.934</text:p>
          </table:table-cell>
        </table:table-row>
        <table:table-row table:style-name="ro2">
          <table:table-cell table:style-name="ce2" office:value-type="string" calcext:value-type="string">
            <text:p>.<text:span text:style-name="T1">New York-Newark, NY-NJ-CT-PA CSA</text:span></text:p>
          </table:table-cell>
          <table:table-cell table:style-name="ce3" office:value-type="float" office:value="22589036" calcext:value-type="float">
            <text:p>22589036</text:p>
          </table:table-cell>
          <table:table-cell table:style-name="ce5" office:value-type="float" office:value="40.7128" calcext:value-type="float">
            <text:p>40.7128</text:p>
          </table:table-cell>
          <table:table-cell table:style-name="ce5" office:value-type="float" office:value="-74.006" calcext:value-type="float">
            <text:p>-74.006</text:p>
          </table:table-cell>
          <table:table-cell table:formula="of:=[.D59]-[.D$2]" office:value-type="float" office:value="11.3037" calcext:value-type="float">
            <text:p>11.3037</text:p>
          </table:table-cell>
        </table:table-row>
        <table:table-row table:style-name="ro3" table:number-rows-repeated="104851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 </number:text>
      <number:day/>
      <number:text>, </number:text>
      <number:year number:style="long"/>
    </number:date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14" loext:min-decimal-places="14" number:min-integer-digits="1"/>
    </number:number-style>
    <number:number-style style:name="N13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02:34:17.576476004</meta:creation-date>
    <dc:date>2021-09-19T08:06:54.622015227</dc:date>
    <meta:editing-duration>PT22H49M11S</meta:editing-duration>
    <meta:editing-cycles>3</meta:editing-cycles>
    <meta:generator>LibreOffice/6.0.3.2$MacOSX_X86_64 LibreOffice_project/8f48d515416608e3a835360314dac7e47fd0b821</meta:generator>
    <meta:document-statistic meta:table-count="1" meta:cell-count="293" meta:object-count="0"/>
  </office:meta>
</office:document-meta>
</file>